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List.waitForMessagesToArrive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.ad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ist.hasReceivedMessages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.get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List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List.Mess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.onMessage( MessageExchange exchange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.flush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List.add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ist.waitForMessagesToArrive( int messageCount , long base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List.MessageList( Object semaph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.assertMessagesReceived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ist.hasReceiv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